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4b7ef"/>
    </style:style>
    <style:style style:name="P2" style:family="paragraph" style:parent-style-name="Text_20_body" style:list-style-name="L1">
      <style:text-properties officeooo:paragraph-rsid="0004b7ef"/>
    </style:style>
    <style:style style:name="P3" style:family="paragraph" style:parent-style-name="Text_20_body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05cb1b" officeooo:paragraph-rsid="0006ef7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0636b6" officeooo:paragraph-rsid="0006ef7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04b7ef" officeooo:paragraph-rsid="0004b7e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 style:list-style-name="L1">
      <style:text-properties style:font-name="Liberation Serif"/>
    </style:style>
    <style:style style:name="P7" style:family="paragraph" style:parent-style-name="Text_20_body" style:list-style-name="L1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style:use-window-font-color="true" style:font-name="Liberation Serif" fo:font-size="12pt" fo:font-weight="normal" officeooo:paragraph-rsid="0005cb1b" style:font-size-asian="12pt" style:font-weight-asian="normal" style:font-size-complex="12pt" style:font-weight-complex="normal"/>
    </style:style>
    <style:style style:name="T1" style:family="text">
      <style:text-properties officeooo:rsid="00042e0f"/>
    </style:style>
    <style:style style:name="T2" style:family="text">
      <style:text-properties fo:font-variant="normal" fo:text-transform="none" style:use-window-font-color="true" fo:font-size="12pt" fo:letter-spacing="normal" fo:font-style="normal" fo:font-weight="normal" officeooo:rsid="00042e0f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fo:font-size="12pt" fo:letter-spacing="normal" fo:font-style="normal" fo:font-weight="normal" officeooo:rsid="0004b7ef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b7ef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letter-spacing="normal" fo:font-style="normal" officeooo:rsid="0004b7ef"/>
    </style:style>
    <style:style style:name="T6" style:family="text">
      <style:text-properties fo:font-variant="normal" fo:text-transform="none" fo:letter-spacing="normal" fo:font-style="italic" officeooo:rsid="0004b7ef" style:font-style-asian="italic" style:font-style-complex="italic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officeooo:rsid="0004b7ef" style:font-size-asian="12pt" style:font-style-asian="normal" style:font-size-complex="12pt" style:font-style-complex="normal"/>
    </style:style>
    <style:style style:name="T9" style:family="text">
      <style:text-properties officeooo:rsid="0004b7ef"/>
    </style:style>
    <style:style style:name="T10" style:family="text">
      <style:text-properties style:font-name="Liberation Serif" officeooo:rsid="00042e0f"/>
    </style:style>
    <style:style style:name="T11" style:family="text">
      <style:text-properties style:use-window-font-color="true" officeooo:rsid="0004b7ef"/>
    </style:style>
    <style:style style:name="T12" style:family="text">
      <style:text-properties style:use-window-font-color="true" fo:font-size="12pt" fo:font-weight="normal" officeooo:rsid="0004b7ef" style:font-size-asian="12pt" style:font-weight-asian="normal" style:font-size-complex="12pt" style:font-weight-complex="normal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75260690892283847" text:style-name="L1">
        <text:list-item>
          <text:p text:style-name="P3">Crie o Banco de Dados</text:p>
          <text:list>
            <text:list-item>
              <text:p text:style-name="P3">Instale o PostgreSQL 9.2 (tive problemas com versões mais recentes no Windows 10, por isto escolhi a 9.2) em <text:a xlink:type="simple" xlink:href="http://www.enterprisedb.com/postgresql-9217-installers-win64?ls=Crossover&amp;type=Crossover" text:style-name="Internet_20_link" text:visited-style-name="Visited_20_Internet_20_Link">http://www.enterprisedb.com/postgresql-9217-installers-win64?ls=Crossover&amp;type=Crossover</text:a> com usuário e senha 'postgres' e na porta 5432.</text:p>
            </text:list-item>
            <text:list-item>
              <text:p text:style-name="P3">Crie três bancos de dados:</text:p>
              <text:list>
                <text:list-item>
                  <text:p text:style-name="P3">jbpmdb para o jBPM,</text:p>
                </text:list-item>
                <text:list-item>
                  <text:p text:style-name="P3">easybpms para o EasyBPMS e</text:p>
                </text:list-item>
                <text:list-item>
                  <text:p text:style-name="P3">fixwo para a aplicação.</text:p>
                  <text:p text:style-name="P4">Para criar abra o pgAdminIII, clique duas vezes no servidor PostgreSQL 9.2 (localhost:5432), botão direito em Databases, New Database. Não configure nada, apenas dê os nomes acima.</text:p>
                </text:list-item>
              </text:list>
            </text:list-item>
          </text:list>
        </text:list-item>
        <text:list-item>
          <text:p text:style-name="P1"><text:span text:style-name="T1">Siga as instruções de preparação do Eclipse Mars para o Grails 3 disponíveis em </text:span><text:a xlink:type="simple" xlink:href="https://tedvinke.wordpress.com/2015/10/17/eclipse-mars-grails-3-1-with-gradle-groovy-and-gsp-support/" text:style-name="Internet_20_link" text:visited-style-name="Visited_20_Internet_20_Link"><text:span text:style-name="T1">https://tedvinke.wordpress.com/2015/10/17/eclipse-mars-grails-3-1-with-gradle-groovy-and-</text:span></text:a><text:a xlink:type="simple" xlink:href="https://tedvinke.wordpress.com/2015/10/17/eclipse-mars-grails-3-1-with-gradle-groovy-and-gsp-support/" text:style-name="Internet_20_link" text:visited-style-name="Visited_20_Internet_20_Link"><text:span text:style-name="T10">gsp-support/</text:span></text:a><text:span text:style-name="T10"> da seguinte maneira:</text:span></text:p>
          <text:list>
            <text:list-item>
              <text:p text:style-name="P6"><text:span text:style-name="T9">faça</text:span><text:span text:style-name="T11"> at</text:span><text:span text:style-name="T12">é a Seção “</text:span><text:span text:style-name="T2">Optionally, Install YAML support”, </text:span><text:span text:style-name="T3">incluindo-a</text:span></text:p>
            </text:list-item>
            <text:list-item>
              <text:p text:style-name="P7"><text:span text:style-name="T5">siga a Seção “Import project” para importar o projeto </text:span><text:span text:style-name="T6">fixwoback</text:span></text:p>
            </text:list-item>
            <text:list-item>
              <text:p text:style-name="P5">antes de seguir em frente, crie um Remote Debugger da seguinte forma:</text:p>
              <text:list>
                <text:list-item>
                  <text:p text:style-name="P5">Botão direito no projeto → Debug As → Debug Configurations… → Botão direito em Remote Java Application → New</text:p>
                </text:list-item>
                <text:list-item>
                  <text:p text:style-name="P5">Altere Port para 5006</text:p>
                </text:list-item>
              </text:list>
            </text:list-item>
            <text:list-item>
              <text:p text:style-name="P2"><text:span text:style-name="T4">Siga a seção “Running the application”, clique em Console e aguarde que o console apresente a mensagem “</text:span><text:span text:style-name="T7">Listening for transport dt_socket at address: 5006”. </text:span><text:span text:style-name="T8">Ao aparecer, faça os mesmos passos do item 3 e selecione a configuração Debug que acabou de criar. Depois do primeiro uso, este modo de Debug fica disponível no ícone Debug do Eclipse (carrapato).</text:span></text:p>
            </text:list-item>
            <text:list-item>
              <text:p text:style-name="P5">Se não quiser debugar, comente o trecho “bootRun” no arquivo build.gradle.</text:p>
            </text:list-item>
          </text:list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9:26:13.823000000</meta:creation-date>
    <dc:date>2016-08-04T18:01:07.855000000</dc:date>
    <meta:editing-duration>PT4H9M19S</meta:editing-duration>
    <meta:editing-cycles>6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16" meta:word-count="235" meta:character-count="1553" meta:non-whitespace-character-count="1333"/>
  </office:meta>
</office:document-meta>
</file>